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 (Mt: Wüste von Juda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4" calcext:value-type="float">
            <text:p>4.004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4" calcext:value-type="float">
            <text:p>1.11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054" calcext:value-type="float">
            <text:p>4.05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5" calcext:value-type="float">
            <text:p>4.0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15" calcext:value-type="float">
            <text:p>1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055" calcext:value-type="float">
            <text:p>4.05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1]" office:value-type="float" office:value="4.08" calcext:value-type="float">
            <text:p>4.08</text:p>
          </table:table-cell>
          <table:table-cell table:style-name="ce4" table:formula="of:=[.E61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4" calcext:value-type="float">
            <text:p>4.114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ört, dass JdT überliefert, entweicht nach Galiläa // Joh: verlässt Judäa, g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" calcext:value-type="float">
            <text:p>4.1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1" calcext:value-type="float">
            <text:p>1.141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4.431" calcext:value-type="float">
            <text:p>4.43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1" calcext:value-type="float">
            <text:p>4.1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2" calcext:value-type="float">
            <text:p>4.1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05" calcext:value-type="float">
            <text:p>4.05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0]" office:value-type="float" office:value="4.17" calcext:value-type="float">
            <text:p>4.17</text:p>
          </table:table-cell>
          <table:table-cell table:style-name="ce4" table:formula="of:=[.E8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 begint zu predigen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88]" office:value-type="float" office:value="4.23" calcext:value-type="float">
            <text:p>4.23</text:p>
          </table:table-cell>
          <table:table-cell table:style-name="ce4" table:formula="of:=[.E88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2" calcext:value-type="float">
            <text:p>1.2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3]" office:value-type="float" office:value="5.03" calcext:value-type="float">
            <text:p>5.03</text:p>
          </table:table-cell>
          <table:table-cell table:style-name="ce4" table:formula="of:=[.E93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3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1]" office:value-type="float" office:value="9.34" calcext:value-type="float">
            <text:p>9.34</text:p>
          </table:table-cell>
          <table:table-cell table:style-name="ce4" table:formula="of:=[.E181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8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0]" office:value-type="float" office:value="10.07" calcext:value-type="float">
            <text:p>10.07</text:p>
          </table:table-cell>
          <table:table-cell table:style-name="ce4" table:formula="of:=[.E19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7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9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99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6" calcext:value-type="float">
            <text:p>1.14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0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4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4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6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7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8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4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7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63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68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69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77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7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6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3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7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26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3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3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38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0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5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57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67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71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87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2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48"/>
      </table:named-expressions>
      <table:database-ranges>
        <table:database-range table:name="SortierRange" table:target-range-address="Parallelstellen.C2:Parallelstellen.AM54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4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8:22:55.942902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06T10:48:45.164936276</dc:date>
    <meta:editing-duration>P2DT23H15M12S</meta:editing-duration>
    <meta:editing-cycles>493</meta:editing-cycles>
    <meta:generator>LibreOffice/6.3.5.2$Linux_X86_64 LibreOffice_project/30$Build-2</meta:generator>
    <meta:document-statistic meta:table-count="1" meta:cell-count="357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